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OperatorOverloader.operate( Operation operation , @ Nullable Object leftOperand , @ Nullable Object right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OperatorOverloader.overridesOperation( Operation operation , @ Nullable Object leftOperand , @ Nullable Object right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